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0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standard">
      <style:graphic-properties draw:stroke="none" svg:stroke-color="#000000" draw:fill="none" draw:fill-color="#ffffff" fo:min-height="0.779cm"/>
    </style:style>
    <style:style style:name="gr9" style:family="graphic" style:parent-style-name="standard">
      <style:graphic-properties draw:stroke="none" svg:stroke-color="#000000" draw:fill="none" draw:fill-color="#ffffff" fo:min-height="0.48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594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877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color="#0000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lwg Typo" fo:font-size="10pt" style:font-size-asian="10pt" style:font-size-complex="10pt"/>
    </style:style>
    <style:style style:name="T6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6.6cm" svg:height="1.5cm" svg:x="6.4cm" svg:y="1.2cm">
          <text:p text:style-name="P1"><text:span text:style-name="T1">RECOV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cm" svg:height="1.5cm" svg:x="6.4cm" svg:y="6.9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55cm" svg:height="1.5cm" svg:x="6.45cm" svg:y="15.8cm">
          <text:p text:style-name="P1"><text:span text:style-name="T1">UPDA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6.55cm" svg:height="1.5cm" svg:x="6.45cm" svg:y="18.2cm">
          <text:p text:style-name="P2"><text:span text:style-name="T2">UPDATING_PRE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55cm" svg:height="1.5cm" svg:x="6.45cm" svg:y="25.4cm">
          <text:p text:style-name="P3"><text:span text:style-name="T2">WRITING</text:span><text:span text:style-name="T1">_</text:span><text:span text:style-name="T2">PRE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55cm" svg:height="1.5cm" svg:x="6.45cm" svg:y="23cm">
          <text:p text:style-name="P3"><text:span text:style-name="T2">WRI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6cm" svg:height="1.5cm" svg:x="6.4cm" svg:y="11.5cm">
          <text:p text:style-name="P2"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1cm" svg:height="1.2cm" svg:x="14.1cm" svg:y="5.2cm">
          <text:p text:style-name="P4"><text:span text:style-name="T3">Election finish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s" svg:x1="17.15cm" svg:y1="6.4cm" svg:x2="13cm" svg:y2="7.65cm" draw:start-shape="id1" draw:start-glue-point="8" draw:end-shape="id2" draw:end-glue-point="1" svg:d="M17150 6400v502l-3649 748h-501" svg:viewBox="0 0 4151 1251">
          <text:p text:style-name="P3"/>
        </draw:connector>
        <draw:connector draw:style-name="gr5" draw:text-style-name="P3" draw:layer="layout" draw:type="lines" svg:x1="17.15cm" svg:y1="5.2cm" svg:x2="16.85cm" svg:y2="4cm" draw:start-shape="id1" draw:start-glue-point="5" draw:end-shape="id3" svg:d="M17150 5200v-501l-300-197v-502" svg:viewBox="0 0 301 1201">
          <text:p/>
        </draw:connector>
        <draw:connector draw:style-name="gr5" draw:text-style-name="P3" draw:layer="layout" draw:type="lines" svg:x1="9.7cm" svg:y1="11.5cm" svg:x2="9.7cm" svg:y2="8.4cm" draw:start-shape="id4" draw:end-shape="id2" draw:end-glue-point="2" svg:d="M9700 11500v-501-2098-501" svg:viewBox="0 0 1 3101">
          <text:p/>
        </draw:connector>
        <draw:connector draw:style-name="gr5" draw:text-style-name="P3" draw:layer="layout" draw:type="lines" draw:line-skew="-0.349cm -0.349cm" svg:x1="6.45cm" svg:y1="16.55cm" svg:x2="6.45cm" svg:y2="23.75cm" draw:start-shape="id5" draw:start-glue-point="3" draw:end-shape="id6" draw:end-glue-point="3" svg:d="M6450 16550h-850v7200h850" svg:viewBox="0 0 851 7201">
          <text:p/>
        </draw:connector>
        <draw:connector draw:style-name="gr5" draw:text-style-name="P3" draw:layer="layout" draw:type="lines" draw:line-skew="-1.649cm -1.649cm" svg:x1="6.45cm" svg:y1="18.95cm" svg:x2="6.45cm" svg:y2="26.15cm" draw:start-shape="id7" draw:start-glue-point="3" draw:end-shape="id8" svg:d="M6450 18950h-2150v7200h2150" svg:viewBox="0 0 2151 7201">
          <text:p/>
        </draw:connector>
        <draw:connector draw:style-name="gr5" draw:text-style-name="P3" draw:layer="layout" draw:type="lines" draw:line-skew="0.299cm 0.299cm" svg:x1="13cm" svg:y1="23.75cm" svg:x2="13cm" svg:y2="12.25cm" draw:start-shape="id6" draw:start-glue-point="1" draw:end-shape="id4" draw:end-glue-point="1" svg:d="M13000 23750h800v-11500h-800" svg:viewBox="0 0 801 11501">
          <text:p/>
        </draw:connector>
        <draw:connector draw:style-name="gr5" draw:text-style-name="P3" draw:layer="layout" draw:type="lines" draw:line-skew="1.199cm 1.299cm" svg:x1="13cm" svg:y1="26.15cm" svg:x2="13cm" svg:y2="12.25cm" draw:start-shape="id8" draw:start-glue-point="1" draw:end-shape="id4" draw:end-glue-point="1" svg:d="M13000 26150h1700l100-13900h-1800" svg:viewBox="0 0 1801 13901">
          <text:p/>
        </draw:connector>
        <draw:frame draw:style-name="gr6" draw:text-style-name="P5" draw:layer="layout" svg:width="4.6cm" svg:height="1.038cm" svg:x="14.3cm" svg:y="7.262cm">
          <draw:text-box>
            <text:p text:style-name="P5"><text:span text:style-name="T4">Quorum = 1</text:span></text:p>
            <text:p text:style-name="P5"><text:span text:style-name="T5">leader_init()</text:span></text:p>
          </draw:text-box>
        </draw:frame>
        <draw:frame draw:style-name="gr7" draw:text-style-name="P5" draw:layer="layout" svg:width="5.6cm" svg:height="2.8cm" svg:x="14.2cm" svg:y="0.6cm">
          <draw:text-box>
            <text:p text:style-name="P5"><text:span text:style-name="T4">Quorum &gt; 1</text:span></text:p>
            <text:p text:style-name="P5"><text:span text:style-name="T5">Leader-&gt;collect()</text:span></text:p>
            <text:p text:style-name="P5"><text:span text:style-name="T5">Peon-&gt;handle_collect()</text:span></text:p>
            <text:p text:style-name="P5"><text:span text:style-name="T5">leader_init()</text:span></text:p>
            <text:p text:style-name="P5"><text:span text:style-name="T5">peon_init()</text:span></text:p>
          </draw:text-box>
        </draw:frame>
        <draw:frame draw:style-name="gr8" draw:text-style-name="P5" draw:layer="layout" svg:width="5.3cm" svg:height="1.029cm" svg:x="7.8cm" svg:y="9.7cm">
          <draw:text-box>
            <text:p text:style-name="P5"><text:span text:style-name="T5">Leader-&gt;finish_round()</text:span></text:p>
          </draw:text-box>
        </draw:frame>
        <draw:frame draw:style-name="gr9" draw:text-style-name="P5" draw:layer="layout" svg:width="5cm" svg:height="0.738cm" svg:x="15.5cm" svg:y="9.162cm">
          <draw:text-box>
            <text:p text:style-name="P5"><text:span text:style-name="T5">Peon-&gt;handle_lease()</text:span></text:p>
          </draw:text-box>
        </draw:frame>
        <draw:custom-shape draw:style-name="gr3" draw:text-style-name="P4" xml:id="id9" draw:id="id9" draw:layer="layout" svg:width="6.1cm" svg:height="1.2cm" svg:x="14.3cm" svg:y="9.8cm">
          <text:p text:style-name="P4"><text:span text:style-name="T3">Lease renew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s" svg:x1="15.062cm" svg:y1="10.4cm" svg:x2="13cm" svg:y2="7.65cm" draw:start-shape="id9" draw:start-glue-point="9" draw:end-shape="id2" draw:end-glue-point="1" svg:d="M15062 10400v-1101l-1561-1649h-501" svg:viewBox="0 0 2063 2751">
          <text:p/>
        </draw:connector>
        <draw:custom-shape draw:style-name="gr10" draw:text-style-name="P4" xml:id="id10" draw:id="id10" draw:layer="layout" svg:width="6.5cm" svg:height="1.2cm" svg:x="0.6cm" svg:y="4.2cm">
          <text:p text:style-name="P4"><text:span text:style-name="T3">Election start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s" svg:x1="3.85cm" svg:y1="4.2cm" svg:x2="6.4cm" svg:y2="1.95cm" draw:start-shape="id10" draw:start-glue-point="5" draw:end-shape="id11" draw:end-glue-point="3" svg:d="M3850 4200v-501l2049-1749h501" svg:viewBox="0 0 2551 2251">
          <text:p/>
        </draw:connector>
        <draw:frame draw:style-name="gr6" draw:text-style-name="P5" draw:layer="layout" svg:width="4.6cm" svg:height="1.029cm" svg:x="0.8cm" svg:y="2.1cm">
          <draw:text-box>
            <text:p text:style-name="P5"><text:span text:style-name="T5">rstart()</text:span></text:p>
            <text:p text:style-name="P5"><text:span text:style-name="T5">*_timeout()</text:span></text:p>
          </draw:text-box>
        </draw:frame>
        <draw:frame draw:style-name="gr8" draw:text-style-name="P5" draw:layer="layout" svg:width="5.3cm" svg:height="1.029cm" svg:x="2.9cm" svg:y="10.271cm">
          <draw:text-box>
            <text:p text:style-name="P5"><text:span text:style-name="T5">trigger_propose()</text:span></text:p>
            <text:p text:style-name="P5"><text:span text:style-name="T5">Peon-&gt;handle_begin()</text:span></text:p>
          </draw:text-box>
        </draw:frame>
        <draw:custom-shape draw:style-name="gr3" draw:text-style-name="P4" xml:id="id12" draw:id="id12" draw:layer="layout" svg:width="6.1cm" svg:height="1.2cm" svg:x="7cm" svg:y="4.2cm">
          <text:p text:style-name="P4"><text:span text:style-name="T3">Collect finish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3" draw:id="id3" draw:layer="layout" svg:width="6.1cm" svg:height="1.2cm" svg:x="13.8cm" svg:y="2.8cm">
          <text:p text:style-name="P4"><text:span text:style-name="T3">Collect start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s" svg:x1="14.562cm" svg:y1="3.4cm" svg:x2="13cm" svg:y2="1.95cm" draw:start-shape="id3" draw:start-glue-point="9" draw:end-shape="id11" draw:end-glue-point="1" svg:d="M14562 3400v-1101l-1061-349h-501" svg:viewBox="0 0 1563 1451">
          <text:p/>
        </draw:connector>
        <draw:connector draw:style-name="gr5" draw:text-style-name="P3" draw:layer="layout" draw:type="lines" svg:x1="9.287cm" svg:y1="5.4cm" svg:x2="9.7cm" svg:y2="6.9cm" draw:start-shape="id12" draw:start-glue-point="7" draw:end-shape="id2" draw:end-glue-point="0" svg:d="M9287 5400v502l413 497v501" svg:viewBox="0 0 414 1501">
          <text:p/>
        </draw:connector>
        <draw:connector draw:style-name="gr5" draw:text-style-name="P3" draw:layer="layout" draw:type="lines" svg:x1="9.7cm" svg:y1="2.7cm" svg:x2="10.05cm" svg:y2="4.2cm" draw:start-shape="id11" draw:start-glue-point="2" draw:end-shape="id12" draw:end-glue-point="5" svg:d="M9700 2700v501l350 498v501" svg:viewBox="0 0 351 1501">
          <text:p/>
        </draw:connector>
        <draw:frame draw:style-name="gr8" draw:text-style-name="P5" draw:layer="layout" svg:width="5.4cm" svg:height="1.029cm" svg:x="5.9cm" svg:y="5.7cm">
          <draw:text-box>
            <text:p text:style-name="P5"><text:span text:style-name="T5">Leader-&gt;handle_last()</text:span></text:p>
          </draw:text-box>
        </draw:frame>
        <draw:frame draw:style-name="gr11" draw:text-style-name="P5" draw:layer="layout" svg:width="5.9cm" svg:height="0.7cm" svg:x="12.2cm" svg:y="20.6cm">
          <draw:text-box>
            <text:p text:style-name="P5"><text:span text:style-name="T5">Leader-&gt;commit_finish()</text:span></text:p>
          </draw:text-box>
        </draw:frame>
        <draw:frame draw:style-name="gr12" draw:text-style-name="P5" draw:layer="layout" svg:width="7.5cm" svg:height="1.427cm" svg:x="1cm" svg:y="20.973cm">
          <draw:text-box>
            <text:p text:style-name="P5"><text:span text:style-name="T5">Leader-&gt;handle_accept()</text:span></text:p>
            <text:p text:style-name="P5"><text:span text:style-name="T6">(received &lt;quorum&gt; accepts)</text:span></text:p>
            <text:p text:style-name="P5"><text:span text:style-name="T5">Leader-&gt;commit_start()</text:span></text:p>
          </draw:text-box>
        </draw:frame>
        <draw:connector draw:style-name="gr5" draw:text-style-name="P3" draw:layer="layout" draw:type="curve" draw:line-skew="-1.707cm 2.835cm" svg:x1="6.4cm" svg:y1="7.65cm" svg:x2="9.725cm" svg:y2="15.8cm" draw:start-shape="id2" draw:start-glue-point="3" draw:end-shape="id5" draw:end-glue-point="0" svg:d="M6400 7650c-3312 0-2760 3643-1101 5356s4426 1497 4426 2794" svg:viewBox="0 0 5746 8151">
          <text:p/>
        </draw:connector>
        <draw:connector draw:style-name="gr5" draw:text-style-name="P3" draw:layer="layout" draw:type="curve" draw:line-skew="-6.163cm -3.461cm" svg:x1="9.287cm" svg:y1="5.4cm" svg:x2="6.45cm" svg:y2="18.95cm" draw:start-shape="id12" draw:start-glue-point="7" draw:end-shape="id7" draw:end-glue-point="3" svg:d="M9287 5400c0 357-3400 296-5595 3595s-3185 9955 2758 9955" svg:viewBox="0 0 7306 13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15:22:07.590931979</meta:creation-date>
    <dc:date>2015-03-27T08:28:58.953330151</dc:date>
    <dc:creator>paolo </dc:creator>
    <meta:editing-duration>PT15H58M58S</meta:editing-duration>
    <meta:editing-cycles>13</meta:editing-cycles>
    <meta:generator>LibreOffice/4.3.3.2$Linux_X86_64 LibreOffice_project/430m0$Build-2</meta:generator>
    <meta:document-statistic meta:object-count="35"/>
  </office:meta>
</office:document-meta>
</file>